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0000001E0C27D1490A5D5BAE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marker-start="Arrowheads_20_1" draw:marker-start-width="0.45cm" draw:marker-end="Arrowheads_20_2" draw:marker-end-width="0.45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634cm" fo:min-width="0.384cm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Dash" svg:stroke-color="#000000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255cm" svg:height="12.191cm" svg:x="2.372cm" svg:y="8.754cm">
          <draw:image xlink:href="Pictures/1000020100000280000001E0C27D1490A5D5BAE5.png" xlink:type="simple" xlink:show="embed" xlink:actuate="onLoad" draw:mime-type="image/png">
            <text:p/>
          </draw:image>
        </draw:frame>
        <draw:line draw:style-name="gr2" draw:text-style-name="P2" draw:layer="layout" svg:x1="13.45cm" svg:y1="15.5cm" svg:x2="13.45cm" svg:y2="18.75cm">
          <text:p/>
        </draw:line>
        <draw:custom-shape draw:style-name="gr3" draw:text-style-name="P1" draw:layer="layout" svg:width="1.25cm" svg:height="1.25cm" svg:x="9.65cm" svg:y="18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4cm" svg:y1="18.65cm" svg:x2="14.4cm" svg:y2="18.65cm">
          <text:p/>
        </draw:line>
        <draw:line draw:style-name="gr4" draw:text-style-name="P1" draw:layer="layout" svg:x1="10.4cm" svg:y1="15.45cm" svg:x2="14.4cm" svg:y2="15.45cm">
          <text:p/>
        </draw:line>
        <draw:line draw:style-name="gr4" draw:text-style-name="P1" draw:layer="layout" svg:x1="10.25cm" svg:y1="19.4cm" svg:x2="10.25cm" svg:y2="14.65cm">
          <text:p/>
        </draw:line>
        <draw:frame draw:style-name="gr5" draw:text-style-name="P3" draw:layer="layout" svg:width="3.25cm" svg:height="0.962cm" svg:x="14cm" svg:y="16.25cm">
          <draw:text-box>
            <text:p>shock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8-22T01:27:11.550000000</dc:date>
    <meta:editing-duration>PT12M47S</meta:editing-duration>
    <meta:editing-cycles>3</meta:editing-cycles>
    <meta:generator>LibreOffice/7.0.3.1$Windows_X86_64 LibreOffice_project/d7547858d014d4cf69878db179d326fc3483e082</meta:generator>
    <meta:document-statistic meta:object-count="7"/>
  </office:meta>
</office:document-meta>
</file>